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6.00pt" fo:font-weight="bold" fo:font-family="Calibri" style:font-family-asian="Calibri" style:font-family-complex="Calibri" fo:background-color="transparent" fo:color="#333333"/>
    </style:style>
    <style:style style:name="T1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 fo:margin-left="-18.00pt" fo:text-indent="18.00p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</office:automatic-styles>
  <office:body>
    <office:text>
      <text:p text:style-name="P1"><text:span text:style-name="T1">Data Capture</text:span></text:p>
      <text:p text:style-name="P2"><text:span text:style-name="T2">1. What's the data capture and the purpose of data capture?</text:span></text:p>
      <text:p text:style-name="P2"><text:span text:style-name="T3">The data capture is used to capture customer's action and the data created by customer's action.</text:span></text:p>
      <text:p text:style-name="P2"><text:span text:style-name="T4"/></text:p>
      <text:p text:style-name="P2"><text:span text:style-name="T5">2. The project of data capture.</text:span></text:p>
      <text:p text:style-name="P2"><text:span text:style-name="T6">2.1 Server Path</text:span></text:p>
      <text:p text:style-name="P2"><text:span text:style-name="T7">$/Core/V1Code/MoneyTransfer/Self Service SL/SelfServiceDataCapture</text:span></text:p>
      <text:p text:style-name="P2"><text:span text:style-name="T8">2.2 The preparation to host data capture.</text:span></text:p>
      <text:list text:style-name="L3">
        <text:list-item>
          <text:p text:style-name="P3"><text:span text:style-name="T9">Turn on the window feature (MSMQ).</text:span></text:p>
        </text:list-item>
      </text:list>
      <text:p text:style-name="P4"><draw:frame text:anchor-type="as-char" svg:width="114.83mm" svg:height="99.75mm" style:rel-width="scale" style:rel-height="scale"><draw:object-ole xlink:href="OleObj1"/><draw:image xlink:href="ObjectReplacements/OleObj1"/></draw:frame><text:span text:style-name="T10"/></text:p>
      <text:p text:style-name="P4"><text:span text:style-name="T11">2.2.2 How to check the MSMQ exist?</text:span></text:p>
      <text:p text:style-name="P4"><draw:frame text:anchor-type="as-char" svg:width="169.86mm" svg:height="88.64mm" style:rel-width="scale" style:rel-height="scale"><draw:object-ole xlink:href="OleObj2"/><draw:image xlink:href="ObjectReplacements/OleObj2"/></draw:frame><text:span text:style-name="T12"/></text:p>
      <text:p text:style-name="P4"><text:span text:style-name="T12"/></text:p>
      <text:p text:style-name="P4"><text:span text:style-name="T13">2.3 Code </text:span></text:p>
      <text:list text:style-name="L5">
        <text:list-item>
          <text:p text:style-name="P5"><text:span text:style-name="T14">Controller/MessmgeController.cs (export api) : send the model to msmq.</text:span></text:p>
        </text:list-item>
        <text:list-item>
          <text:p text:style-name="P5"><text:span text:style-name="T14">Msmp/MsmqTransactionInfo.cs : Receive msmq and call the logic.</text:span></text:p>
        </text:list-item>
        <text:list-item>
          <text:p text:style-name="P6"><text:span text:style-name="T14">BusinessLogic/*.cs : d</text:span><text:span text:style-name="T15">atabase operation.</text:span></text:p>
        </text:list-item>
        <text:list-item>
          <text:p text:style-name="P6"><text:span text:style-name="T15">Web.config: Configure the msmq.</text:span></text:p>
        </text:list-item>
      </text:list>
      <text:p text:style-name="P7"><text:span text:style-name="T16"/></text:p>
      <text:p text:style-name="P8"><text:span text:style-name="T17">3. The c</text:span><text:span text:style-name="T18">omposition</text:span><text:span text:style-name="T19"><text:s/>of data capture.</text:span></text:p>
      <text:p text:style-name="P8"><text:span text:style-name="T20">3.1<text:s text:c="2"/>The Schema of data capture</text:span></text:p>
      <text:p text:style-name="P9"><draw:frame text:anchor-type="as-char" svg:width="152.40mm" svg:height="73.29mm" style:rel-width="scale" style:rel-height="scale"><draw:object-ole xlink:href="OleObj3"/><draw:image xlink:href="ObjectReplacements/OleObj3"/></draw:frame><text:span text:style-name="T22"/></text:p>
      <text:p text:style-name="P9"><text:span text:style-name="T22">3.2 Before login</text:span></text:p>
      <text:p text:style-name="P9"><text:span text:style-name="T23">3.2.1 The code path of data capture</text:span><text:span text:style-name="T24"/></text:p>
      <text:p text:style-name="P9"><text:span text:style-name="T25">./Scripts/signup/datacapture.js</text:span></text:p>
      <text:p text:style-name="P9"><text:span text:style-name="T25"/></text:p>
      <text:p text:style-name="P9"><text:span text:style-name="T26">3.2.2 Explain</text:span></text:p>
      <text:p text:style-name="P9"><text:span text:style-name="T26"/></text:p>
      <text:p text:style-name="P9"><text:span text:style-name="T27">3.3 After login</text:span></text:p>
      <text:p text:style-name="P9"><text:span text:style-name="T28">3.3.1 The code path of data capture</text:span></text:p>
      <text:p text:style-name="P9"><text:span text:style-name="T29">./Scripts/app/clientScript.js</text:span></text:p>
      <text:p text:style-name="P9"><text:span text:style-name="T29"/></text:p>
      <text:p text:style-name="P9"><text:span text:style-name="T30">3.3.2 The two way of data capture.</text:span><text:span text:style-name="T31"/></text:p>
      <text:p text:style-name="P9"><text:span text:style-name="T32"><text:s text:c="19"/></text:span><draw:frame text:anchor-type="as-char" svg:width="103.98mm" svg:height="118.80mm" style:rel-width="scale" style:rel-height="scale"><draw:object-ole xlink:href="OleObj4"/><draw:image xlink:href="ObjectReplacements/OleObj4"/></draw:frame><text:span text:style-name="T32"/></text:p>
      <text:p text:style-name="P10"><text:span text:style-name="T33">3.3.2.1 knockout customer binding</text:span></text:p>
      <text:p text:style-name="P10"><text:span text:style-name="T34">(1) code path: </text:span></text:p>
      <text:p text:style-name="P10"><text:span text:style-name="T34">(2) explain:</text:span></text:p>
      <text:p text:style-name="P10"><text:span text:style-name="T34"/></text:p>
      <text:p text:style-name="P10"><text:span text:style-name="T35">3.4 Wrapper</text:span></text:p>
      <text:p text:style-name="P10"><text:span text:style-name="T36">3.4.1 Web</text:span><text:span text:style-name="T37"/></text:p>
      <text:p text:style-name="P10"><text:span text:style-name="T37"/></text:p>
      <text:p text:style-name="P10"><text:span text:style-name="T38">3.4.2 Native code</text:span></text:p>
      <text:p text:style-name="P10"><text:span text:style-name="T38">3.4.2.1 Process</text:span></text:p>
      <text:p text:style-name="P11"><draw:frame text:anchor-type="as-char" svg:width="152.40mm" svg:height="30.43mm" style:rel-width="scale" style:rel-height="scale"><draw:object-ole xlink:href="OleObj5"/><draw:image xlink:href="ObjectReplacements/OleObj5"/></draw:frame><text:span text:style-name="T38"/></text:p>
      <text:p text:style-name="P12"><text:span text:style-name="T39"/></text:p>
      <text:p text:style-name="P12"><text:span text:style-name="T40"><text:tab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